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rsid="0008fb80" officeooo:paragraph-rsid="0008fb80"/>
    </style:style>
    <style:style style:name="P2" style:family="paragraph" style:parent-style-name="Text_20_body">
      <style:paragraph-properties fo:text-align="start" style:justify-single-word="false"/>
      <style:text-properties fo:color="#0e101a" loext:opacity="100%" officeooo:paragraph-rsid="000fff20" fo:background-color="transparent"/>
    </style:style>
    <style:style style:name="P3"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size="11pt" officeooo:rsid="0025b38a" officeooo:paragraph-rsid="0025b38a" fo:background-color="transparent" style:font-size-asian="11pt" style:font-size-complex="11pt"/>
    </style:style>
    <style:style style:name="P4" style:family="paragraph" style:parent-style-name="Standard">
      <style:paragraph-properties fo:text-align="start" style:justify-single-word="false"/>
      <style:text-properties officeooo:paragraph-rsid="0023b642"/>
    </style:style>
    <style:style style:name="P5" style:family="paragraph" style:parent-style-name="Standard">
      <style:paragraph-properties fo:text-align="start" style:justify-single-word="false"/>
      <style:text-properties officeooo:paragraph-rsid="0025b38a"/>
    </style:style>
    <style:style style:name="P6" style:family="paragraph" style:parent-style-name="Text_20_body">
      <loext:graphic-properties draw:fill="none" draw:fill-color="#ffffff"/>
      <style:paragraph-properties fo:margin-top="0in" fo:margin-bottom="0in" style:contextual-spacing="false" fo:background-color="transparent"/>
    </style:style>
    <style:style style:name="P7" style:family="paragraph" style:parent-style-name="Standard">
      <style:paragraph-properties fo:text-align="start" style:justify-single-word="false"/>
      <style:text-properties officeooo:paragraph-rsid="00357b52"/>
    </style:style>
    <style:style style:name="P8" style:family="paragraph" style:parent-style-name="Standard">
      <style:paragraph-properties fo:text-align="start" style:justify-single-word="false"/>
      <style:text-properties style:font-name="Times New Roman" fo:font-size="11pt" officeooo:paragraph-rsid="0025b38a" style:font-size-asian="11pt" style:font-size-complex="11pt"/>
    </style:style>
    <style:style style:name="P9" style:family="paragraph" style:parent-style-name="Standard">
      <style:paragraph-properties fo:text-align="start" style:justify-single-word="false"/>
      <style:text-properties style:font-name="Times New Roman" fo:font-size="11pt" officeooo:paragraph-rsid="003877ba" style:font-size-asian="11pt" style:font-size-complex="11pt"/>
    </style:style>
    <style:style style:name="P10" style:family="paragraph" style:parent-style-name="Standard">
      <style:paragraph-properties fo:text-align="start" style:justify-single-word="false"/>
      <style:text-properties style:font-name="Times New Roman" fo:font-size="11pt" officeooo:paragraph-rsid="003ac01f" style:font-size-asian="11pt" style:font-size-complex="11pt"/>
    </style:style>
    <style:style style:name="P11" style:family="paragraph" style:parent-style-name="Standard">
      <style:paragraph-properties fo:text-align="start" style:justify-single-word="false"/>
      <style:text-properties style:font-name="Times New Roman" fo:font-size="11pt" officeooo:rsid="002959c0" officeooo:paragraph-rsid="002959c0" style:font-size-asian="11pt" style:font-size-complex="11pt"/>
    </style:style>
    <style:style style:name="P12" style:family="paragraph" style:parent-style-name="Standard">
      <style:paragraph-properties fo:text-align="start" style:justify-single-word="false"/>
      <style:text-properties style:font-name="Times New Roman" fo:font-size="11pt" officeooo:rsid="0027dfbd" officeooo:paragraph-rsid="0027dfbd" style:font-size-asian="11pt" style:font-size-complex="11pt"/>
    </style:style>
    <style:style style:name="P13" style:family="paragraph" style:parent-style-name="Standard">
      <style:text-properties style:font-name="Times New Roman" fo:font-size="11pt" style:font-size-asian="11pt" style:font-size-complex="11pt"/>
    </style:style>
    <style:style style:name="P14" style:family="paragraph" style:parent-style-name="Text_20_body">
      <loext:graphic-properties draw:fill="none" draw:fill-color="#ffffff"/>
      <style:paragraph-properties fo:margin-top="0in" fo:margin-bottom="0in" style:contextual-spacing="false" fo:background-color="transparent"/>
      <style:text-properties fo:color="#000000" loext:opacity="100%" style:font-name="Times New Roman" fo:font-size="11pt" fo:font-style="normal" fo:font-weight="normal" officeooo:rsid="0023b642" officeooo:paragraph-rsid="0023b642" fo:background-color="transparent" style:font-size-asian="11pt" style:font-style-asian="normal" style:font-weight-asian="normal" style:font-size-complex="11pt" style:font-style-complex="normal" style:font-weight-complex="normal"/>
    </style:style>
    <style:style style:name="P15"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officeooo:paragraph-rsid="002c65eb" style:font-size-asian="11pt" style:font-size-complex="11pt"/>
    </style:style>
    <style:style style:name="P16"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style:font-size-asian="11pt" style:font-size-complex="11pt"/>
    </style:style>
    <style:style style:name="P17"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officeooo:paragraph-rsid="002f1b02" style:font-size-asian="11pt" style:font-size-complex="11pt"/>
    </style:style>
    <style:style style:name="P18"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officeooo:rsid="00197349" officeooo:paragraph-rsid="001f5ac2" style:font-size-asian="11pt" style:font-size-complex="11pt"/>
    </style:style>
    <style:style style:name="P19"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officeooo:rsid="001f5ac2" officeooo:paragraph-rsid="0020298f" style:font-size-asian="11pt" style:font-size-complex="11pt"/>
    </style:style>
    <style:style style:name="P20"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1pt" officeooo:rsid="0020298f" officeooo:paragraph-rsid="0020298f" style:font-size-asian="11pt" style:font-size-complex="11pt"/>
    </style:style>
    <style:style style:name="P21" style:family="paragraph" style:parent-style-name="Text_20_body">
      <style:text-properties style:font-name="Times New Roman" fo:font-size="11pt" style:font-size-asian="11pt" style:font-size-complex="11pt"/>
    </style:style>
    <style:style style:name="P22" style:family="paragraph" style:parent-style-name="Text_20_body">
      <style:paragraph-properties fo:text-align="start" style:justify-single-word="false"/>
      <style:text-properties style:font-name="Times New Roman" fo:font-size="11pt" officeooo:paragraph-rsid="003877ba" style:font-size-asian="11pt" style:font-size-complex="11pt"/>
    </style:style>
    <style:style style:name="P23" style:family="paragraph" style:parent-style-name="Text_20_body">
      <style:text-properties style:font-name="Times New Roman" fo:font-size="11pt" officeooo:paragraph-rsid="0036b22f" style:font-size-asian="11pt" style:font-size-complex="11pt"/>
    </style:style>
    <style:style style:name="P24"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1ca934" officeooo:paragraph-rsid="001f5ac2" fo:background-color="transparent" style:font-size-asian="11pt" style:font-size-complex="11pt"/>
    </style:style>
    <style:style style:name="P25"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fo:background-color="transparent" style:font-size-asian="11pt" style:font-size-complex="11pt"/>
    </style:style>
    <style:style style:name="P26"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25b38a" officeooo:paragraph-rsid="0025b38a" fo:background-color="transparent" style:font-size-asian="11pt" style:font-size-complex="11pt"/>
    </style:style>
    <style:style style:name="P27"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25b38a" officeooo:paragraph-rsid="0031bf01" fo:background-color="transparent" style:font-size-asian="11pt" style:font-size-complex="11pt"/>
    </style:style>
    <style:style style:name="P28"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2bc488" officeooo:paragraph-rsid="0031bf01" fo:background-color="transparent" style:font-size-asian="11pt" style:font-size-complex="11pt"/>
    </style:style>
    <style:style style:name="P29"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paragraph-rsid="00308a5f" fo:background-color="transparent" style:font-size-asian="11pt" style:font-size-complex="11pt"/>
    </style:style>
    <style:style style:name="P30"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2292fc" officeooo:paragraph-rsid="002292fc" fo:background-color="transparent" style:font-size-asian="11pt" style:font-size-complex="11pt"/>
    </style:style>
    <style:style style:name="P31"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paragraph-rsid="002292fc" fo:background-color="transparent" style:font-size-asian="11pt" style:font-size-complex="11pt"/>
    </style:style>
    <style:style style:name="P32"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rsid="0023b642" officeooo:paragraph-rsid="0023b642" fo:background-color="transparent" style:font-size-asian="11pt" style:font-size-complex="11pt"/>
    </style:style>
    <style:style style:name="P33"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Times New Roman" fo:font-size="11pt" officeooo:paragraph-rsid="003877ba" fo:background-color="transparent" style:font-size-asian="11pt" style:font-size-complex="11pt"/>
    </style:style>
    <style:style style:name="P34" style:family="paragraph" style:parent-style-name="Text_20_body">
      <loext:graphic-properties draw:fill="none" draw:fill-color="#ffffff"/>
      <style:paragraph-properties fo:margin-top="0in" fo:margin-bottom="0in" style:contextual-spacing="false" fo:background-color="transparent"/>
      <style:text-properties officeooo:paragraph-rsid="003ac01f"/>
    </style:style>
    <style:style style:name="P35" style:family="paragraph" style:parent-style-name="Text_20_body">
      <loext:graphic-properties draw:fill="none" draw:fill-color="#ffffff"/>
      <style:paragraph-properties fo:margin-top="0in" fo:margin-bottom="0in" style:contextual-spacing="false" fo:background-color="transparent"/>
      <style:text-properties officeooo:paragraph-rsid="003b22b6"/>
    </style:style>
    <style:style style:name="P36" style:family="paragraph" style:parent-style-name="Text_20_body">
      <loext:graphic-properties draw:fill="none" draw:fill-color="#ffffff"/>
      <style:paragraph-properties fo:margin-top="0in" fo:margin-bottom="0in" style:contextual-spacing="false" fo:background-color="transparent"/>
      <style:text-properties officeooo:paragraph-rsid="003c3b32"/>
    </style:style>
    <style:style style:name="T1" style:family="text">
      <style:text-properties fo:color="#0e101a" loext:opacity="100%" fo:background-color="transparent" loext:char-shading-value="0"/>
    </style:style>
    <style:style style:name="T2" style:family="text">
      <style:text-properties fo:color="#0e101a" loext:opacity="100%" officeooo:rsid="002c65eb" fo:background-color="transparent" loext:char-shading-value="0"/>
    </style:style>
    <style:style style:name="T3" style:family="text">
      <style:text-properties fo:color="#0e101a" loext:opacity="100%" officeooo:rsid="002a2e2b" fo:background-color="transparent" loext:char-shading-value="0"/>
    </style:style>
    <style:style style:name="T4" style:family="text">
      <style:text-properties fo:color="#0e101a" loext:opacity="100%" officeooo:rsid="002e5c34" fo:background-color="transparent" loext:char-shading-value="0"/>
    </style:style>
    <style:style style:name="T5" style:family="text">
      <style:text-properties fo:color="#0e101a" loext:opacity="100%" officeooo:rsid="0017ce9d" fo:background-color="transparent" loext:char-shading-value="0"/>
    </style:style>
    <style:style style:name="T6" style:family="text">
      <style:text-properties fo:color="#0e101a" loext:opacity="100%" officeooo:rsid="0015104b" fo:background-color="transparent" loext:char-shading-value="0"/>
    </style:style>
    <style:style style:name="T7" style:family="text">
      <style:text-properties fo:color="#0e101a" loext:opacity="100%" officeooo:rsid="002f1b02" fo:background-color="transparent" loext:char-shading-value="0"/>
    </style:style>
    <style:style style:name="T8" style:family="text">
      <style:text-properties fo:color="#0e101a" loext:opacity="100%" officeooo:rsid="001ca934" fo:background-color="transparent" loext:char-shading-value="0"/>
    </style:style>
    <style:style style:name="T9" style:family="text">
      <style:text-properties fo:color="#0e101a" loext:opacity="100%" officeooo:rsid="003ab463" fo:background-color="transparent" loext:char-shading-value="0"/>
    </style:style>
    <style:style style:name="T10" style:family="text">
      <style:text-properties fo:color="#0e101a" loext:opacity="100%" officeooo:rsid="003b22b6" fo:background-color="transparent" loext:char-shading-value="0"/>
    </style:style>
    <style:style style:name="T11" style:family="text">
      <style:text-properties fo:color="#0e101a" loext:opacity="100%" fo:font-size="11pt" officeooo:rsid="001ca934" fo:background-color="transparent" loext:char-shading-value="0" style:font-size-asian="11pt" style:font-size-complex="11pt"/>
    </style:style>
    <style:style style:name="T12" style:family="text">
      <style:text-properties fo:color="#0e101a" loext:opacity="100%" fo:font-size="11pt" officeooo:rsid="003c3b32" fo:background-color="transparent" loext:char-shading-value="0" style:font-size-asian="11pt" style:font-size-complex="11pt"/>
    </style:style>
    <style:style style:name="T13" style:family="text">
      <style:text-properties fo:color="#0e101a" loext:opacity="100%" style:font-name="Times New Roman" fo:font-size="11pt" fo:background-color="transparent" loext:char-shading-value="0" style:font-size-asian="11pt" style:font-size-complex="11pt"/>
    </style:style>
    <style:style style:name="T14" style:family="text">
      <style:text-properties fo:color="#0e101a" loext:opacity="100%" style:font-name="Times New Roman" fo:font-size="11pt" officeooo:rsid="002c65eb" fo:background-color="transparent" loext:char-shading-value="0" style:font-size-asian="11pt" style:font-size-complex="11pt"/>
    </style:style>
    <style:style style:name="T15" style:family="text">
      <style:text-properties fo:color="#0e101a" loext:opacity="100%" style:font-name="Times New Roman" fo:font-size="11pt" officeooo:rsid="00197349" fo:background-color="transparent" loext:char-shading-value="0" style:font-size-asian="11pt" style:font-size-complex="11pt"/>
    </style:style>
    <style:style style:name="T16" style:family="text">
      <style:text-properties fo:color="#0e101a" loext:opacity="100%" style:font-name="Times New Roman" fo:font-size="11pt" officeooo:rsid="001b553a" fo:background-color="transparent" loext:char-shading-value="0" style:font-size-asian="11pt" style:font-size-complex="11pt"/>
    </style:style>
    <style:style style:name="T17" style:family="text">
      <style:text-properties fo:color="#0e101a" loext:opacity="100%" style:font-name="Times New Roman" fo:font-size="11pt" officeooo:rsid="002f1b02" fo:background-color="transparent" loext:char-shading-value="0" style:font-size-asian="11pt" style:font-size-complex="11pt"/>
    </style:style>
    <style:style style:name="T18" style:family="text">
      <style:text-properties fo:color="#0e101a" loext:opacity="100%" style:font-name="Times New Roman" fo:font-size="11pt" officeooo:rsid="001ca934" fo:background-color="transparent" loext:char-shading-value="0" style:font-size-asian="11pt" style:font-size-complex="11pt"/>
    </style:style>
    <style:style style:name="T19" style:family="text">
      <style:text-properties fo:color="#0e101a" loext:opacity="100%" style:font-name="Times New Roman" fo:font-size="11pt" officeooo:rsid="0020298f" fo:background-color="transparent" loext:char-shading-value="0" style:font-size-asian="11pt" style:font-size-complex="11pt"/>
    </style:style>
    <style:style style:name="T20" style:family="text">
      <style:text-properties fo:color="#0e101a" loext:opacity="100%" style:font-name="Times New Roman" fo:font-size="11pt" officeooo:rsid="001d7b88" fo:background-color="transparent" loext:char-shading-value="0" style:font-size-asian="11pt" style:font-size-complex="11pt"/>
    </style:style>
    <style:style style:name="T21" style:family="text">
      <style:text-properties fo:color="#0e101a" loext:opacity="100%" style:font-name="Times New Roman" fo:font-size="11pt" officeooo:rsid="003ac01f" fo:background-color="transparent" loext:char-shading-value="0" style:font-size-asian="11pt" style:font-size-complex="11pt"/>
    </style:style>
    <style:style style:name="T22" style:family="text">
      <style:text-properties fo:color="#0e101a" loext:opacity="100%" style:font-name="Times New Roman" fo:font-size="11pt" officeooo:rsid="003b22b6" fo:background-color="transparent" loext:char-shading-value="0" style:font-size-asian="11pt" style:font-size-complex="11pt"/>
    </style:style>
    <style:style style:name="T23" style:family="text">
      <style:text-properties fo:color="#0e101a" loext:opacity="100%" style:font-name="Times New Roman" fo:font-size="11pt" officeooo:rsid="003c3b32" fo:background-color="transparent" loext:char-shading-value="0" style:font-size-asian="11pt" style:font-size-complex="11pt"/>
    </style:style>
    <style:style style:name="T24" style:family="text">
      <style:text-properties fo:color="#0e101a" loext:opacity="100%" style:font-name="Times New Roman" fo:font-size="11pt" fo:font-weight="normal" officeooo:rsid="001ca934" fo:background-color="transparent" loext:char-shading-value="0" style:font-size-asian="11pt" style:font-weight-asian="normal" style:font-size-complex="11pt" style:font-weight-complex="normal"/>
    </style:style>
    <style:style style:name="T25" style:family="text">
      <style:text-properties fo:color="#0e101a" loext:opacity="100%" style:font-name="Times New Roman" fo:font-size="11pt" fo:font-weight="normal" officeooo:rsid="002f1b02" fo:background-color="transparent" loext:char-shading-value="0" style:font-size-asian="11pt" style:font-weight-asian="normal" style:font-size-complex="11pt" style:font-weight-complex="normal"/>
    </style:style>
    <style:style style:name="T26" style:family="text">
      <style:text-properties officeooo:rsid="0015104b"/>
    </style:style>
    <style:style style:name="T27" style:family="text">
      <style:text-properties officeooo:rsid="00166f09"/>
    </style:style>
    <style:style style:name="T28" style:family="text">
      <style:text-properties officeooo:rsid="0016b322"/>
    </style:style>
    <style:style style:name="T29" style:family="text">
      <style:text-properties officeooo:rsid="0017ce9d"/>
    </style:style>
    <style:style style:name="T30" style:family="text">
      <style:text-properties officeooo:rsid="0027dfbd"/>
    </style:style>
    <style:style style:name="T31" style:family="text">
      <style:text-properties officeooo:rsid="00308a5f"/>
    </style:style>
    <style:style style:name="T32" style:family="text">
      <style:text-properties fo:color="#000000" loext:opacity="100%" style:font-name="Times New Roman" fo:font-size="11pt" fo:font-style="normal" fo:font-weight="normal" officeooo:rsid="0023b642" style:font-size-asian="11pt" style:font-style-asian="normal" style:font-weight-asian="normal" style:font-size-complex="11pt" style:font-style-complex="normal" style:font-weight-complex="normal"/>
    </style:style>
    <style:style style:name="T33"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34" style:family="text">
      <style:text-properties style:font-name="Times New Roman"/>
    </style:style>
    <style:style style:name="T35" style:family="text">
      <style:text-properties style:font-name="Times New Roman" fo:font-size="11pt" style:font-size-asian="11pt" style:font-size-complex="11pt"/>
    </style:style>
    <style:style style:name="T36" style:family="text">
      <style:text-properties style:font-name="Times New Roman" fo:font-size="11pt" officeooo:rsid="001f5ac2" style:font-size-asian="11pt" style:font-size-complex="11pt"/>
    </style:style>
    <style:style style:name="T37" style:family="text">
      <style:text-properties style:font-name="Times New Roman" fo:font-size="11pt" officeooo:rsid="001b553a" style:font-size-asian="11pt" style:font-size-complex="11pt"/>
    </style:style>
    <style:style style:name="T38" style:family="text">
      <style:text-properties style:font-name="Times New Roman" fo:font-size="11pt" officeooo:rsid="0036b22f" style:font-size-asian="11pt" style:font-size-complex="11pt"/>
    </style:style>
    <style:style style:name="T39" style:family="text">
      <style:text-properties style:font-name="Times New Roman" fo:font-size="11pt" officeooo:rsid="003b22b6" style:font-size-asian="11pt" style:font-size-complex="11pt"/>
    </style:style>
    <style:style style:name="T40" style:family="text">
      <style:text-properties style:font-name="Times New Roman" fo:font-size="11pt" fo:font-weight="normal" officeooo:rsid="00117326" style:font-size-asian="11pt" style:font-weight-asian="normal" style:font-size-complex="11pt" style:font-weight-complex="normal"/>
    </style:style>
    <style:style style:name="T41" style:family="text">
      <style:text-properties style:font-name="Times New Roman" fo:font-size="11pt" fo:font-weight="normal" officeooo:rsid="001f5ac2" style:font-size-asian="11pt" style:font-weight-asian="normal" style:font-size-complex="11pt" style:font-weight-complex="normal"/>
    </style:style>
    <style:style style:name="T42" style:family="text">
      <style:text-properties style:font-name="Times New Roman" fo:font-size="11pt" fo:font-weight="normal" officeooo:rsid="002574e0" style:font-size-asian="11pt" style:font-weight-asian="normal" style:font-size-complex="11pt" style:font-weight-complex="normal"/>
    </style:style>
    <style:style style:name="T43" style:family="text">
      <style:text-properties style:font-name="Times New Roman" fo:font-size="11pt" fo:font-weight="normal" officeooo:rsid="0026b5f1" style:font-size-asian="11pt" style:font-weight-asian="normal" style:font-size-complex="11pt" style:font-weight-complex="normal"/>
    </style:style>
    <style:style style:name="T44" style:family="text">
      <style:text-properties style:font-name="Times New Roman" fo:font-size="11pt" fo:font-weight="normal" officeooo:rsid="0025b38a" style:font-size-asian="11pt" style:font-weight-asian="normal" style:font-size-complex="11pt" style:font-weight-complex="normal"/>
    </style:style>
    <style:style style:name="T45" style:family="text">
      <style:text-properties style:font-name="Times New Roman" fo:font-size="11pt" fo:font-weight="normal" officeooo:rsid="00334d50" style:font-size-asian="11pt" style:font-weight-asian="normal" style:font-size-complex="11pt" style:font-weight-complex="normal"/>
    </style:style>
    <style:style style:name="T46" style:family="text">
      <style:text-properties style:font-name="Times New Roman" fo:font-size="11pt" fo:font-weight="normal" officeooo:rsid="003ab463" style:font-size-asian="11pt" style:font-weight-asian="normal" style:font-size-complex="11pt" style:font-weight-complex="normal"/>
    </style:style>
    <style:style style:name="T47" style:family="text">
      <style:text-properties officeooo:rsid="00197349"/>
    </style:style>
    <style:style style:name="T48" style:family="text">
      <style:text-properties officeooo:rsid="0036b22f"/>
    </style:style>
    <style:style style:name="T49" style:family="text">
      <style:text-properties officeooo:rsid="003877ba"/>
    </style:style>
    <style:style style:name="T50" style:family="text">
      <style:text-properties officeooo:rsid="00398512"/>
    </style:style>
    <style:style style:name="T51" style:family="text">
      <style:text-properties officeooo:rsid="003ab463"/>
    </style:style>
    <style:style style:name="T52" style:family="text">
      <style:text-properties officeooo:rsid="003ac01f"/>
    </style:style>
    <style:style style:name="T53" style:family="text">
      <style:text-properties officeooo:rsid="002959c0"/>
    </style:style>
    <style:style style:name="T54" style:family="text">
      <style:text-properties officeooo:rsid="003b22b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5">A Comparative Analysis of C and Java</text:span></text:span></text:p>
      <text:p text:style-name="P1"><text:span text:style-name="Strong_20_Emphasis"><text:span text:style-name="T35"/></text:span></text:p>
      <text:p text:style-name="P2"><text:span text:style-name="Strong_20_Emphasis"><text:span text:style-name="T40">All new people stepping into the programming world face the same question: which programming language you will start with? The question itself reveals how important programming languages are in the programming world. Programming language field is itself a whole other world. Why there is not just a single programming language that covers it all? Why there are just so many thoughts on English like machine codes? Because, as It is widely been said that the depth at which people can think is influenced by the language they use. I will review and enlight comparison and contrast of C and Java Languages have by their syntax, semantics, efficiency, and historicly. By the end of the paper, you will have a comprehensive understanding of C and Java and a programming language's general attributes. Start with the brief history background. “C is a programming language which born at ‘AT &amp; T’s Bell Laboratories’ of USA in 1972. It was written by Dennis Ritchie. This language was created due to a need for a higher language to code a complex project (the UNIX operating system -think as today's Windows OS-). it was named C because it inherits many features of the previous language B which was also created at Bell Labarotiers. So C is not backed by a corporation, unlike Java. C's evolution throughout today is done by a committee. Java started to be developed in 1991 by James Gosling from Sun Microsystems and his team. The original name of Java is Oak. But it had to change its original name because Oak had been used by another programming language. Original version of Java was design applications for the internet, but today Java is a general all-purpose language which can be used independent of the Internet. In 2009, Oracle bought Sun Microsysems and all their right on Java. So as today Oracle has all saying about Java.</text:span></text:span></text:p>
      <text:p text:style-name="P6"><text:span text:style-name="T14">During the essay </text:span><text:span text:style-name="T13">we will compare the languages by particular the evaluation criteria. I had took </text:span><text:span text:style-name="T14">the</text:span><text:span text:style-name="T13"> evaluation criteria from our textbook </text:span><text:span text:style-name="Emphasis"><text:span text:style-name="T13">Concepts of Programming Languages Robert W. Sebesta p.g 30 section 1.3. these criterias not certain as it specifies in the book "s</text:span></text:span><text:span text:style-name="T13">uch a list of criteria is necessarily controversial(...) In spite of these differences, most would agree that the criteria discussed in the following subsections are important." evaluation criterias will be following: Simplicity, orthogonality, data types, syntax design, expressivity, type checking, exception handling, aliasing, cost/efficiency. these criteria determine a language's readability, writability, and reliability.</text:span></text:p>
      <text:p text:style-name="P15"><text:span text:style-name="T1">In general sense, C is a procedural general-purpose, high-level programming language. C is famous for its efficiency, and low-level access to memory, making it an ideal choice for system programming, embedded systems, and other performance critical applications. Ranked 2nd place in the TIOBE index in October 2023. </text:span><text:span text:style-name="T2">O</text:span><text:span text:style-name="T1">n the other hand, Java is a widely used object-oriented programming language Known for its platform independence, strong typing, and extensive standard library, It is designed to be simple, secure, and portable, making it suitable for a wide range of areas, from web development to mobile application ecosystem. Ranked 4th place in the TIOBE index in October 2023.</text:span></text:p>
      <text:p text:style-name="P15"><text:span text:style-name="T2">A</text:span><text:span text:style-name="T1">s seen in first look these two language differs from each other by paradigm, and platform independence. Paradigm wise, C is procedural. C programs build around functions or procedures. java is object oriented. Java programs encapsulates all data within objects of classes. it supports features like inheritance polymorphism, and abstraction. Polymorphism </text:span><text:span text:style-name="T2">simply</text:span><text:span text:style-name="T1"> describes the concept that you can access objects of different types through the same interface. </text:span><text:span text:style-name="T10">I</text:span><text:span text:style-name="T3">nheritance </text:span><text:span text:style-name="T1">It is a mechanism where you can to derive a class from another class.</text:span></text:p>
      <text:p text:style-name="P16"><text:span text:style-name="T1">platform independence wise java more independent than C. C programs needs to compile each time when you move another machine. the</text:span><text:span text:style-name="T2">y</text:span><text:span text:style-name="T1"> are speci</text:span><text:span text:style-name="T2">fic</text:span><text:span text:style-name="T1"> to the platform. to be able to run on dif</text:span><text:span text:style-name="T2">f</text:span><text:span text:style-name="T4">e</text:span><text:span text:style-name="T1">rent platform you need to recompile them. Java is much portable </text:span><text:span text:style-name="T4">t</text:span><text:span text:style-name="T1">hanks to Java virtual machine(JVM). </text:span><text:span text:style-name="T4">J</text:span><text:span text:style-name="T1">ava programs can be run on any system JVM takes places. </text:span><text:span text:style-name="T4">R</text:span><text:span text:style-name="T1">eason why is, </text:span><text:span text:style-name="T4">J</text:span><text:span text:style-name="T1">ava compiler; compiles java code into bytecodes, </text:span><text:span text:style-name="T5">not machine code.</text:span><text:span text:style-name="T1"> </text:span><text:span text:style-name="T9">Therefore </text:span><text:span text:style-name="T1">bytecodes can translate into machine instructions by java Virtual Machine(JVM) </text:span><text:span text:style-name="T5">on different machines</text:span><text:span text:style-name="T1">. </text:span></text:p>
      <text:p text:style-name="P17"><text:span text:style-name="T1">simplicity of a programming language generally affects it's readabilty in positive way, but if you carry simplicity too far it will start make readibilty harder for e.g assembly language statements. this pure simplicity makes assembly language program hard to read. absence of complex structore makes the programm less obvious. </text:span>C has a simpler syntax compared to Java. <text:span text:style-name="T26">It has less keyword and construct in C </text:span><text:soft-page-break/><text:span text:style-name="T26">than </text:span><text:span text:style-name="T54">J</text:span><text:span text:style-name="T26">ava. </text:span><text:span text:style-name="T6">There are about thirty-two keywords in C </text:span><text:span text:style-name="T7">while there</text:span><text:span text:style-name="T6"> are about fifty keywords in Java.</text:span><text:span text:style-name="T26"> It’s mostly due to object oriented nature of Java. As memory management simp</text:span><text:span text:style-name="T50">l</text:span><text:span text:style-name="T26">icty, C is much complex. C has functions like malloc(), and free() which gives us giant control over memory. Java mostly abstarcts memory management. It handle itself with garbage collection of JVM. Simplicity on data types, </text:span><text:span text:style-name="T27">C the one goes with simplcity. It has primitive data types like int, float, and char. On the other side, Java consist of both primitive data types and complex objects. </text:span><text:span text:style-name="T28">Other aspect we will look on this two language is </text:span>orthogonality. <text:span text:style-name="T28">O</text:span>rthogonality <text:span text:style-name="T28">means that the language’s features can be put together in different ways without hesitating restriction of exceptions. This allows programmers build complex structare without having second thoughts. </text:span><text:span text:style-name="T29">C is over Java on orthogonality. C pointers and arrays helps memory managemment in flexible way. </text:span><text:span text:style-name="T47">Also functions and pointers colloboration satisfies arthogonality. Returning, passing pointers to functions allows us do varius complex tasks such as memory allocation and deallocation in different ways. Java </text:span><text:span text:style-name="T29">orthogonality </text:span><text:span text:style-name="T47">gets its strenght from its Object oriented nature. Objects and classes are extremly orthogonal. Inheritance and polymorphism are key orthogonal concepts. You can create subclasses that inherit properties and methods from a parent class and override methods to achieve polymorphism. This flexibility shows the orthogonality of java.</text:span></text:p>
      <text:p text:style-name="P18"/>
      <text:p text:style-name="P19"><text:span text:style-name="T47">D</text:span>ata types :</text:p>
      <text:p text:style-name="P36"><text:span text:style-name="Strong_20_Emphasis"><text:span text:style-name="T41">data type</text:span></text:span><text:span text:style-name="T36"> is a classification of data which tells the compiler or interpreter how the programmer intends to use the data. </text:span><text:span text:style-name="T37">D</text:span><text:span text:style-name="T15">ata types </text:span><text:span text:style-name="T16">of C are integer</text:span><text:span text:style-name="T17">s</text:span><text:span text:style-name="T16">, floaing point</text:span><text:span text:style-name="T17">s</text:span><text:span text:style-name="T16">, void, derived types such </text:span><text:span text:style-name="T18">as </text:span><text:span text:style-name="Strong_20_Emphasis"><text:span text:style-name="T24">arrays pointers, structures, unions, enum</text:span></text:span><text:span text:style-name="Strong_20_Emphasis"><text:span text:style-name="T25">s</text:span></text:span><text:span text:style-name="Strong_20_Emphasis"><text:span text:style-name="T24">. While J</text:span></text:span><text:span text:style-name="T18">ava have similar fundamental data types. However, Java requires appending an 'f' to floating point literals to differentiate them from doubles. Java </text:span><text:span text:style-name="T21">also</text:span><text:span text:style-name="T18"> adds some extra features like a boolean type </text:span><text:span text:style-name="T19">which increase readlibty</text:span><text:span text:style-name="T18">. </text:span><text:span text:style-name="T17">Also </text:span><text:span text:style-name="T20">Java provides a high-level, object-oriented approach to strings with a rich set of built-in methods for manipulation and comparison.</text:span><text:span text:style-name="T18"> </text:span><text:span text:style-name="T20">C does not have a built-in string data type like Java. </text:span><text:span text:style-name="T23">One of the other key diffrence between C and Java is that additionally</text:span><text:span text:style-name="T18"> developers need to explicitly specify whether a variable can represent negative values (</text:span><text:span text:style-name="Source_20_Text"><text:span text:style-name="T18">signed</text:span></text:span><text:span text:style-name="T18">) or not (</text:span><text:span text:style-name="Source_20_Text"><text:span text:style-name="T18">unsigned</text:span></text:span><text:span text:style-name="T18">). Java simplifies this by making all integral types signed.</text:span><text:span text:style-name="T20"> </text:span><text:span text:style-name="T18">These differences reflect the design philosophies and goals of the two languages.</text:span></text:p>
      <text:p text:style-name="P34"><text:span text:style-name="T18"/></text:p>
      <text:p text:style-name="P34"><text:span text:style-name="T18"/></text:p>
      <text:p text:style-name="P24"/>
      <text:p text:style-name="P20"><text:span text:style-name="T8">S</text:span><text:span text:style-name="T1">ynt</text:span><text:span text:style-name="T10">a</text:span><text:span text:style-name="T1">x:</text:span></text:p>
      <text:p text:style-name="P35"><text:span text:style-name="T19">the syntax, or form, of the elements of a language has a significant effect on the readability of programs. In C, for example, the meaning of the reserved word static depends on the context of its appearance. If used on the definition of a variable inside a function, it means the variable is created at compile time. If used on the definition of a variable that is outside all functions, it means the variable is visible only in the file in which its definition appears. </text:span><text:span text:style-name="T22">C</text:span><text:span text:style-name="T19"> program</text:span><text:span text:style-name="T22">s</text:span><text:span text:style-name="T19"> start executing from the </text:span><text:span text:style-name="Source_20_Text"><text:span text:style-name="T19">main</text:span></text:span><text:span text:style-name="T19"> function. C code tends to be more compact and closer to the machine, making it suitable for system level programming. </text:span><text:span text:style-name="T35">In Java, the entry point is the </text:span><text:span text:style-name="Source_20_Text"><text:span text:style-name="T35">main</text:span></text:span><text:span text:style-name="T35"> method within a class. Java code is object oriented, promoting the use of classes and objects for better organization and reusability. The syntax is more verbose due to its object-oriented nature. </text:span><text:span text:style-name="T39">F</text:span><text:span text:style-name="T35">or conditional statements, </text:span><text:span text:style-name="T39">b</text:span><text:span text:style-name="T35">oth languages have similar syntax, using </text:span><text:span text:style-name="Source_20_Text"><text:span text:style-name="T35">if</text:span></text:span><text:span text:style-name="T35">, </text:span><text:span text:style-name="Source_20_Text"><text:span text:style-name="T35">else if</text:span></text:span><text:span text:style-name="T35">, and </text:span><text:span text:style-name="Source_20_Text"><text:span text:style-name="T35">else</text:span></text:span><text:span text:style-name="T35"> constructs to control the flow of the program based on conditions. </text:span><text:span text:style-name="T39">Also syntax of loops very similar each other using the for keyword and the same structure for loop initialization, condition, and iteration. Defining a function is bit contrast. All java functions are also a part of a class, while C functions can be defined alone.</text:span></text:p>
      <text:p text:style-name="P35"><text:span text:style-name="T35"/></text:p>
      <text:p text:style-name="P33"/>
      <text:p text:style-name="P26"><text:span text:style-name="T51">S</text:span>truct in C, class in Java:</text:p>
      <text:p text:style-name="P3"><text:span text:style-name="T34">The C language does not support objects. The closest C comes to defining an object is the </text:span><text:span text:style-name="Teletype"><text:span text:style-name="T34">struct </text:span></text:span><text:span text:style-name="T34">or </text:span><text:span text:style-name="Teletype"><text:span text:style-name="T34">union </text:span></text:span><text:span text:style-name="T34">programming constructs. As you probably know, a </text:span><text:span text:style-name="Teletype"><text:span text:style-name="T34">struct </text:span></text:span><text:span text:style-name="T34">is a collection of named data members. The data members can be of different types. <text:s/></text:span></text:p>
      <text:p text:style-name="Text_20_body"><text:soft-page-break/><text:span text:style-name="T35">If you are familiar with using </text:span><text:span text:style-name="Teletype"><text:span text:style-name="T35">structs </text:span></text:span><text:span text:style-name="T35">, it shouldn't be too great a leap to become familiar with the concept of a class. A Java class is basically just a named block of code that defines a collection of both fields and methods . A class is more self-contained than a </text:span><text:span text:style-name="Teletype"><text:span text:style-name="T35">struct </text:span></text:span><text:span text:style-name="T35">in that a class can (and should) define all the methods required to manipulate its data members. There are many different types of classes according to whether one or more modifying keywords are applied to them. You can have </text:span><text:span text:style-name="Teletype"><text:span text:style-name="T35">public </text:span></text:span><text:span text:style-name="T35">and </text:span><text:span text:style-name="Teletype"><text:span text:style-name="T35">private </text:span></text:span><text:span text:style-name="T35">classes, </text:span><text:span text:style-name="Teletype"><text:span text:style-name="T35">abstract </text:span></text:span><text:span text:style-name="T35">and </text:span><text:span text:style-name="Teletype"><text:span text:style-name="T35">final </text:span></text:span><text:span text:style-name="T35">classes. You can nest a class definition inside another class definition </text:span></text:p>
      <text:p text:style-name="P28">Punctiontions:</text:p>
      <text:p text:style-name="P27">Arrow (-&gt;): Used to access members of a structure through a pointer. Not used in Java; instead, dot notation is used for accessing members through object references.</text:p>
      <text:p text:style-name="P27"><text:s/>Square Brackets ([ ]): Used for array declarations and accessing array elements. Not used for array declarations in Java; instead, square brackets are used after the variable type.</text:p>
      <text:p text:style-name="P27"><text:s/>Asterisk (*): Used for pointer declarations and dereferencing pointers. Not used for pointer declarations; Java does not have pointers like in C.</text:p>
      <text:p text:style-name="P29"><text:span text:style-name="T31">last but not least on syntax of these two language, </text:span>There is no global variables support in Java <text:span text:style-name="T31">unlike C</text:span>. Static variables can be used as an alternate solution for global variables.</text:p>
      <text:p text:style-name="P25"/>
      <text:p text:style-name="P30"><text:span text:style-name="T51">A</text:span>liasing:</text:p>
      <text:p text:style-name="P16"><text:span text:style-name="T1">Loosely defined, aliasing is having two or more distinct names in a program that can be used to access the same memory cell. While both C and Java allow aliasing, </text:span>In C, aliasing is common due to the extensive use of pointers.<text:span text:style-name="T1"> C provides more direct control over memory addresses, making it easier to create aliases. Java aliasing is less common due to the language's design. Java, with its encapsulation and reference management, reduces the chances of unintended aliasing, making it somewhat safer in this regard. However, regardless of the language, developers should be mindful of aliasing to prevent unexpected behavior in their programs.</text:span></text:p>
      <text:p text:style-name="P31"/>
      <text:p text:style-name="P32">Exception handling:</text:p>
      <text:p text:style-name="P14">exception handling is the process of responding to the occurrence of exceptions</text:p>
      <text:p text:style-name="P16"><text:span text:style-name="T33">In </text:span><text:span text:style-name="T1">computer programming.</text:span></text:p>
      <text:p text:style-name="P7"><text:span text:style-name="Strong_20_Emphasis"><text:span text:style-name="T32">Java and C use different mechanisms to achieve exception handling. In Java, Exception is an unwanted or unexpected event. Java provides a structured way to handle exceptions using </text:span></text:span><text:span text:style-name="Source_20_Text"><text:span text:style-name="T32">try</text:span></text:span><text:span text:style-name="Strong_20_Emphasis"><text:span text:style-name="T32">, </text:span></text:span><text:span text:style-name="Source_20_Text"><text:span text:style-name="T32">catch</text:span></text:span><text:span text:style-name="Strong_20_Emphasis"><text:span text:style-name="T32">, </text:span></text:span><text:span text:style-name="Source_20_Text"><text:span text:style-name="T32">finally</text:span></text:span><text:span text:style-name="Strong_20_Emphasis"><text:span text:style-name="T32">, and </text:span></text:span><text:span text:style-name="Source_20_Text"><text:span text:style-name="T32">throw</text:span></text:span><text:span text:style-name="Strong_20_Emphasis"><text:span text:style-name="T32"> keywords. When an exception occurs within a method, it creates an object. This object is called the exception object. It contains information about the exception, such as the name and description of the exception and the state of the program when the exception occurred. All exception and error types are subclasses of the class Throwable.. The C programming language does not support exception handling nor error handling. It is an additional </text:span></text:span><text:span text:style-name="Emphasis"><text:span text:style-name="T32">feature offered by C</text:span></text:span><text:span text:style-name="Strong_20_Emphasis"><text:span text:style-name="T32">. In spite of the absence of this feature, there are certain ways to implement error handling in C. Generally, in case of an error, most of the functions either return a null value or -1. </text:span></text:span></text:p>
      <text:p text:style-name="P4"><text:span text:style-name="Strong_20_Emphasis"><text:span text:style-name="T42"/></text:span></text:p>
      <text:p text:style-name="P5"><text:span text:style-name="Strong_20_Emphasis"><text:span text:style-name="T43">C</text:span></text:span><text:span text:style-name="Strong_20_Emphasis"><text:span text:style-name="T44">ost/efficety:</text:span></text:span></text:p>
      <text:p text:style-name="P5"><text:span text:style-name="Strong_20_Emphasis"><text:span text:style-name="T44"/></text:span></text:p>
      <text:p text:style-name="P7"><text:span text:style-name="Strong_20_Emphasis"><text:span text:style-name="T44">The total cost of a programming language is a function of many of its characteristics. First, there is the cost of training programmers to use the language, which is a function of the simplicity and orthogonality of the language and the experience of the programmers. Although more powerful languages are not necessarily more difficult to learn, they often are. The original efforts to design and implement high level languages were driven by the desire to lower the costs of creating software. </text:span></text:span><text:span text:style-name="Strong_20_Emphasis"><text:span text:style-name="T46">T</text:span></text:span><text:span text:style-name="Strong_20_Emphasis"><text:span text:style-name="T44">he cost of executing programs written in a language is greatly influenced by that language’s design. A language that requires many run </text:span></text:span><text:span text:style-name="Strong_20_Emphasis"><text:span text:style-name="T45">t</text:span></text:span><text:span text:style-name="Strong_20_Emphasis"><text:span text:style-name="T44">ime type checks will prohibit fast code execution, regardless of the quality of the compiler. </text:span></text:span><text:span text:style-name="T35">The final consideration is the cost of maintaining programs, which includes both corrections and modifications to add new functionality. The cost of software maintenance depends on a number of language characteristics, primarily readability. Because maintenance is often done by individuals other than the original author of the software, poor readability can make the task extremely challenging. </text:span><text:span text:style-name="T38">C has g</text:span><text:span text:style-name="T35">enerally faster execution speed due to its low level nature. </text:span><text:span text:style-name="T38">W</text:span><text:span text:style-name="T35">ell optimized C code can be highly efficient and performant. Java code is compiled to bytecode, which is executed by the Java Virtual Machine (JVM). While JVMs have become highly optimized over the years, Java code might be slower than equivalent C code due to the intermediate step of bytecode interpretation or Just-In-Time (JIT) compilation.</text:span></text:p>
      <text:p text:style-name="P8"><text:soft-page-break/></text:p>
      <text:p text:style-name="P13">Type Checking</text:p>
      <text:p text:style-name="P13">Type checking is simply testing for type errors in a given program, either by the compiler or during program execution. Type checking is an important factor in language reliability. Because run<text:span text:style-name="T48">t</text:span>ime type checking is expensive, compile <text:span text:style-name="T48">t</text:span>ime type checking is more desirable. Furthermore, the earlier error<text:span text:style-name="T51">s </text:span>in programs are detected, the less expensive it is to make the required repairs. The design of Java requires checks of the types of nearly all variables and expressions at compile time. This virtually eliminates type errors at run time in Java programs. </text:p>
      <text:p text:style-name="P8"/>
      <text:p text:style-name="P8"/>
      <text:p text:style-name="P11">learning curve:</text:p>
      <text:p text:style-name="P23">It's a general consensus that Java is easier to learn because its syntax is closer to natural language than C. <text:span text:style-name="T53">The learning curve for C is often </text:span><text:span text:style-name="T48">seems</text:span><text:span text:style-name="T53"> steeper due to its focus on low-level concepts and manual memory management. However, its simplicity and procedural nature make it accessible for beginners to start coding basic programs quickly.</text:span></text:p>
      <text:p text:style-name="P23">Java, with its object oriented paradigm, automatic memory management, <text:span text:style-name="T48">garbage collector,</text:span> and extensive standard library, offers higher level abstractions but requires a deeper understanding of <text:span text:style-name="T48">Object oriented progra</text:span><text:span text:style-name="T52">m</text:span><text:span text:style-name="T48">ming</text:span> principles. Java's learning curve can be more gradual, especially for beginners already familiar with <text:span text:style-name="T48">object oriented programming</text:span> concepts from other languages.</text:p>
      <text:p text:style-name="P21"><text:span text:style-name="T48">As a result</text:span>, the <text:span text:style-name="T48">learning curve </text:span><text:span text:style-name="T52">slope</text:span> between learning C or Java depends on factors such as the learner's background, programming goals, and the specific applications they intend to develop. Beginners looking for a more straightforward entry into programming might find C to be initially less complex, while those interested in object oriented programming and platform <text:span text:style-name="T48">i</text:span>ndependent applications might <text:span text:style-name="T48">fit</text:span> for Java.</text:p>
      <text:p text:style-name="P8"/>
      <text:p text:style-name="P12">conclusion</text:p>
      <text:p text:style-name="P10"><text:span text:style-name="T30">i</text:span>n conclusion, <text:s/>Java and C, while originating from different eras and catering to different needs, have each left an indelible mark on the world of programming. <text:s/>C and Java, are used <text:span text:style-name="T49">by</text:span> <text:span text:style-name="T49">many</text:span> of big <text:span text:style-name="T49">s</text:span>oftware <text:span text:style-name="T49">c</text:span>ompanies. <text:span text:style-name="T49">The both have a different phillosphy. </text:span>the C and Java difference <text:span text:style-name="T49">said along the paper</text:span>. C is a low-level language that provides direct access to hardware resources and is highly efficient but requires manual memory management. Java, on the other hand, is a high-level language that provides platform independence, automatic memory management<text:span text:style-name="T49">(garbage collector)</text:span>, and a large standard library, <text:span text:style-name="T49">it is easy to maintain with its OOP nature,</text:span> but can be slower <text:span text:style-name="T49">during exucation.</text:span></text:p>
      <text:p text:style-name="P9"/>
      <text:p text:style-name="P22"/>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9:11:35.936157712</meta:creation-date>
    <dc:date>2023-10-30T22:30:22.328754696</dc:date>
    <meta:editing-duration>PT1H43M4S</meta:editing-duration>
    <meta:editing-cycles>8</meta:editing-cycles>
    <meta:generator>LibreOffice/7.3.7.2$Linux_X86_64 LibreOffice_project/30$Build-2</meta:generator>
    <meta:document-statistic meta:table-count="0" meta:image-count="0" meta:object-count="0" meta:page-count="4" meta:paragraph-count="35" meta:word-count="2508" meta:character-count="15716" meta:non-whitespace-character-count="13233"/>
  </office:meta>
</office:document-meta>
</file>